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2d527e" officeooo:paragraph-rsid="002ff1ee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fo:font-weight="bold" officeooo:rsid="0029fdee" officeooo:paragraph-rsid="0029fdee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8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>
      <style:text-properties officeooo:rsid="00485a4d"/>
    </style:style>
    <style:style style:name="P13" style:family="paragraph" style:list-style-name="L1"/>
    <style:style style:name="P14" style:family="paragraph">
      <style:paragraph-properties fo:text-align="justify" style:justify-single-word="false"/>
      <style:text-properties fo:language="es" fo:country="ES" style:language-asian="en" style:country-asian="US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f1ee"/>
    </style:style>
    <style:style style:name="T3" style:family="text">
      <style:text-properties officeooo:rsid="00401838"/>
    </style:style>
    <style:style style:name="T4" style:family="text">
      <style:text-properties officeooo:rsid="004253d9"/>
    </style:style>
    <style:style style:name="T5" style:family="text">
      <style:text-properties officeooo:rsid="00449d65"/>
    </style:style>
    <style:style style:name="T6" style:family="text">
      <style:text-properties officeooo:rsid="001675a9"/>
    </style:style>
    <style:style style:name="T7" style:family="text">
      <style:text-properties fo:font-variant="normal" fo:text-transform="none" style:use-window-font-color="true" style:font-name="Arial1" fo:font-size="10pt" fo:language="es" fo:country="ES" fo:font-style="normal" fo:font-weight="normal" style:letter-kerning="false" style:font-name-asian="Calibri" style:font-size-asian="10pt" style:language-asian="en" style:country-asian="US" style:font-style-asian="normal" style:font-weight-asian="normal" style:font-name-complex="DejaVu Sans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1" fo:font-size="10pt" fo:language="es" fo:country="ES" fo:font-style="normal" fo:font-weight="normal" officeooo:rsid="000ad76c" style:letter-kerning="false" style:font-name-asian="Calibri" style:font-size-asian="10pt" style:language-asian="en" style:country-asian="US" style:font-style-asian="normal" style:font-weight-asian="normal" style:font-name-complex="DejaVu Sans" style:font-size-complex="10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1" fo:font-size="10pt" fo:language="es" fo:country="ES" fo:font-style="normal" fo:font-weight="normal" officeooo:rsid="000f5063" style:letter-kerning="false" style:font-name-asian="Calibri" style:font-size-asian="10pt" style:language-asian="en" style:country-asian="US" style:font-style-asian="normal" style:font-weight-asian="normal" style:font-name-complex="DejaVu San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style:use-window-font-color="true" style:font-name="Arial1" fo:font-size="10pt" fo:language="es" fo:country="ES" fo:font-style="normal" fo:font-weight="normal" officeooo:rsid="0046a052" style:letter-kerning="false" style:font-name-asian="Calibri" style:font-size-asian="10pt" style:language-asian="en" style:country-asian="US" style:font-style-asian="normal" style:font-weight-asian="normal" style:font-name-complex="DejaVu Sans" style:font-size-complex="10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style:use-window-font-color="true" style:font-name="Arial1" fo:font-size="10pt" fo:language="es" fo:country="ES" fo:font-style="normal" fo:font-weight="normal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2" style:family="text">
      <style:text-properties fo:font-variant="normal" fo:text-transform="none" style:use-window-font-color="true" style:font-name="Arial1" fo:font-size="10pt" fo:language="es" fo:country="ES" fo:font-style="normal" fo:font-weight="normal" officeooo:rsid="004559f4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3" style:family="text">
      <style:text-properties fo:font-variant="normal" fo:text-transform="none" style:use-window-font-color="true" style:font-name="Arial1" fo:font-size="10pt" fo:language="es" fo:country="ES" fo:font-style="normal" fo:font-weight="normal" officeooo:rsid="0046a052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4" style:family="text">
      <style:text-properties fo:font-variant="normal" fo:text-transform="none" style:use-window-font-color="true" style:font-name="Arial1" fo:font-size="10pt" fo:language="es" fo:country="ES" fo:font-style="normal" fo:font-weight="bold" officeooo:rsid="000ad76c" style:letter-kerning="false" style:font-name-asian="Calibri" style:font-size-asian="10pt" style:language-asian="en" style:country-asian="US" style:font-style-asian="normal" style:font-name-complex="DejaVu Sans" style:font-size-complex="10pt" style:language-complex="ar" style:country-complex="SA" style:font-style-complex="normal"/>
    </style:style>
    <style:style style:name="T15" style:family="text">
      <style:text-properties fo:font-variant="normal" fo:text-transform="none" style:use-window-font-color="true" style:font-name="Arial1" fo:font-size="10pt" fo:language="es" fo:country="ES" fo:font-style="normal" fo:font-weight="bold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6" style:family="text">
      <style:text-properties fo:font-variant="normal" fo:text-transform="none" style:use-window-font-color="true" style:font-name="Arial1" fo:font-size="10pt" fo:language="es" fo:country="ES" fo:font-style="normal" style:text-underline-style="none" fo:font-weight="normal" officeooo:rsid="00449d65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7" style:family="text">
      <style:text-properties fo:font-variant="normal" fo:text-transform="none" style:use-window-font-color="true" style:font-name="Arial1" fo:font-size="10pt" fo:language="es" fo:country="ES" fo:font-style="normal" style:text-underline-style="none" fo:font-weight="normal" officeooo:rsid="004559f4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8" style:family="text">
      <style:text-properties officeooo:rsid="004559f4"/>
    </style:style>
    <style:style style:name="T19" style:family="text">
      <style:text-properties officeooo:rsid="0046a052"/>
    </style:style>
    <style:style style:name="T20" style:family="text">
      <style:text-properties fo:language="es" fo:country="ES" style:language-asian="en" style:country-asian="US" style:language-complex="ar" style:country-complex="SA"/>
    </style:style>
    <style:style style:name="T21" style:family="text">
      <style:text-properties fo:language="es" fo:country="ES" officeooo:rsid="0049b83f" style:language-asian="en" style:country-asian="US" style:language-complex="ar" style:country-complex="SA"/>
    </style:style>
    <style:style style:name="T22" style:family="text">
      <style:text-properties officeooo:rsid="0046d3ba"/>
    </style:style>
    <style:style style:name="T23" style:family="text">
      <style:text-properties officeooo:rsid="0048fdd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Objetivo:</text:p>
      <text:p text:style-name="Standard"/>
      <text:list xml:id="list4137915101" text:style-name="L1">
        <text:list-item>
          <text:p>Consolidar los conocimientos adquiridos en clase de los sistemas expertos.</text:p>
        </text:list-item>
      </text:list>
      <text:p text:style-name="Standard"/>
      <text:p text:style-name="Standard">Enunciado:</text:p>
      <text:p text:style-name="P12"/>
      <text:p text:style-name="P10">Se desea generar un sistema de recomendación de películas, por tal motivo se va a utiliza una base de datos orientada a grafos y un control de lógica difusa para clasificar el riesgo financiero, el mismo que sera ingresado como atributo del cliente en el sistema re comendador, para lograr esto se describe los pasos a seguir:</text:p>
      <text:list xml:id="list3666344423" text:style-name="L2">
        <text:list-item>
          <text:p text:style-name="P11"><text:span text:style-name="T20">E</text:span><text:span text:style-name="Strong_20_Emphasis"><text:span text:style-name="T20">valuar el riesgo financiero </text:span></text:span><text:span text:style-name="T20">de sus clientes que requieren la recomendación de </text:span><text:bookmark text:name="6ca6"/><text:span text:style-name="T20">películas. Para evaluar el riesgo financiero se toma en cuenta </text:span><text:span text:style-name="Strong_20_Emphasis"><text:span text:style-name="T20">la edad </text:span></text:span><text:span text:style-name="T20">del asegurado y su </text:span><text:span text:style-name="Strong_20_Emphasis"><text:span text:style-name="T20">porcentaje de manejo </text:span></text:span><text:span text:style-name="T20">durante el año. Para ello se tiene las siguientes reglas y la función de pertinencia. El proceso seguir se describe en <text:s/>el siguiente link: </text:span><text:a xlink:type="simple" xlink:href="https://medium.com/@javierdiazarca/lógica-difusa-ejercicios-propuestos-b99603ef1bc0" text:style-name="Internet_20_link" text:visited-style-name="Visited_20_Internet_20_Link">https://medium.com/@javierdiazarca/l%C3%B3gica-difusa-ejercicios-propuestos-b99603ef1bc0</text:a><text:span text:style-name="T20">.</text:span></text:p>
        </text:list-item>
        <text:list-item>
          <text:p text:style-name="P11"><text:span text:style-name="T20">Generar números aleatorios para la edad y el porcentaje de manejo con el objetivo de generar al menos 100 personas y ademas incluir el listado de películas vistas y el valor del rating de cada película. Al menos 50 películas y un total de nodos de al menos 350 nodos.</text:span></text:p>
        </text:list-item>
        <text:list-item>
          <text:p text:style-name="P11"><text:span text:style-name="T20">Con estos datos aplicar el algoritmo de </text:span><text:span text:style-name="T21">KNN</text:span><text:span text:style-name="T20"> y Similitud de Coseno para la recomendación de películas, seguir el siguiente tutorial: </text:span><text:a xlink:type="simple" xlink:href="https://neo4j.com/graphgist/movie-recommendations-with-k-nearest-neighbors-and-cosine-similarity" text:style-name="Internet_20_link" text:visited-style-name="Visited_20_Internet_20_Link">https://neo4j.com/graphgist/movie-recommendations-with-k-nearest-neighbors-and-cosine-similarity</text:a><text:span text:style-name="T20">.</text:span></text:p>
        </text:list-item>
        <text:list-item>
          <text:p text:style-name="P11"><text:span text:style-name="T20">Finalmente realizar alguna interfaz para poder acceder a la recomendación e ingreso de datos y resultados de los procesos.</text:span></text:p>
        </text:list-item>
      </text:list>
      <text:p/>
      <text:p>Generar el Informe en PDF y subir los scripts al repositorio Git para su evaluación.</text:p>
      <text:p/>
      <text:p>Fecha de Entrega : 07/02/2021</text:p>
      <text:p/>
      <text:p>Criterios de Evaluación</text:p>
      <text:p>- Sistema lógico difuso: 30%</text:p>
      <text:p>- Neo4J Knn: 30%</text:p>
      <text:p>- Informe y resultados: 20%</text:p>
      <text:p>- <text:span text:style-name="T22">GUI. pr</text:span>ogramación <text:span text:style-name="T22">y</text:span> <text:span text:style-name="T22">p</text:span>ruebas: 20%</text:p>
      <text:p text:style-name="P10"/>
      <text:p text:style-name="P10"/>
      <text:p text:style-name="P10"><text:span text:style-name="T1">Nota</text:span>: Subir el sistema en un cuaderno de Python + scri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2d527e" officeooo:paragraph-rsid="002ff1ee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  <style:text-properties style:font-name="Palatino" fo:font-size="11pt" fo:font-weight="bold" officeooo:rsid="0029fdee" officeooo:paragraph-rsid="0029fdee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MP7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ff1ee"/>
    </style:style>
    <style:style style:name="MT3" style:family="text">
      <style:text-properties officeooo:rsid="00401838"/>
    </style:style>
    <style:style style:name="MT4" style:family="text">
      <style:text-properties officeooo:rsid="0048fdde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0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stemas Expertos</text:p>
              <text:p text:style-name="MP3"><text:span text:style-name="MT1">Tema</text:span>: <text:span text:style-name="MT2">Basados casos y lógica difusa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1"><draw:image xlink:href="Pictures/10000000000000DF0000003EAA95D984EB5E3E2D.png" xlink:type="simple" xlink:show="embed" xlink:actuate="onLoad" loext:mime-type="image/png"/></draw:frame></text:p>
            </table:table-cell>
          </table:table-row>
          <table:table-row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5"><text:span text:style-name="MT3">Examen</text:span> <text:s/><text:span text:style-name="MT4">Final</text:span></text:p>
            </table:table-cell>
            <table:table-cell table:style-name="Tabla1.A1" office:value-type="string">
              <text:p text:style-name="MP6"/>
            </table:table-cell>
          </table:table-row>
        </table:table>
        <text:p text:style-name="MP7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1-28T12:29:58.722750385</dc:date>
    <meta:editing-duration>P5DT15H53M13S</meta:editing-duration>
    <meta:editing-cycles>76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1" meta:paragraph-count="21" meta:word-count="285" meta:character-count="1829" meta:non-whitespace-character-count="1566"/>
  </office:meta>
</office:document-meta>
</file>